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start" style:justify-single-word="false"/>
      <style:text-properties officeooo:paragraph-rsid="000a9e27"/>
    </style:style>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1"/>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2"/>
    <style:style style:name="P6" style:family="paragraph" style:parent-style-name="Text_20_body">
      <style:text-properties officeooo:paragraph-rsid="000a9e27"/>
    </style:style>
    <style:style style:name="T1" style:family="text">
      <style:text-properties officeooo:rsid="0015fdb7"/>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EMPLOYMENT VERIFICATION LETTER </text:h>
      <text:p text:style-name="Text_20_body"><text:span text:style-name="Strong_20_Emphasis">Attraxia OÜ </text:span><text:line-break/>Registry code: 16795800<text:line-break/>VAT-ID: EE102652864<text:line-break/>Kesklinna linnaosa, Ahtri tn 12<text:line-break/>Harju maakond, Tallinn, Estonia, 10151</text:p>
      <text:p text:style-name="Horizontal_20_Line"/>
      <text:p text:style-name="Text_20_body"><text:span text:style-name="Strong_20_Emphasis">Date:</text:span> [Insert Date]</text:p>
      <text:p text:style-name="Text_20_body"><text:span text:style-name="Strong_20_Emphasis">To Whom It May Concern,</text:span></text:p>
      <text:p text:style-name="Text_20_body">This letter serves to confirm that <text:span text:style-name="Strong_20_Emphasis">Khodja Moussa</text:span> was employed by Attraxia OÜ from <text:span text:style-name="Strong_20_Emphasis">July 2023 to October 2025</text:span>, representing a total of <text:span text:style-name="Strong_20_Emphasis">2 years and 4 months</text:span> of continuous <text:span text:style-name="T1">full-time </text:span>professional service with our organization.</text:p>
      <text:p text:style-name="Text_20_body">During this employment period, Mr. Moussa was assigned to client projects as part of our outsourcing operations model:</text:p>
      <text:h text:style-name="Heading_20_2" text:outline-level="2">Client Assignment Details:</text:h>
      <text:p text:style-name="Text_20_body"><text:span text:style-name="Strong_20_Emphasis">Wergonic (Sweden) - July 2023 to July 2025</text:span></text:p>
      <text:list text:style-name="L1">
        <text:list-item>
          <text:p text:style-name="P2">Position: Frontend Engineer (July 2023 - January 2024) </text:p>
        </text:list-item>
        <text:list-item>
          <text:p text:style-name="P2">Position: Frontend Lead (February 2024 - July 2025) </text:p>
        </text:list-item>
        <text:list-item>
          <text:p text:style-name="P3">Duration: 2 years and 1 month </text:p>
        </text:list-item>
      </text:list>
      <text:p text:style-name="Text_20_body"><text:span text:style-name="Strong_20_Emphasis">Mateo (Germany) - April 2025 to October 2025</text:span></text:p>
      <text:list text:style-name="L2">
        <text:list-item>
          <text:p text:style-name="P4">Position: Frontend Engineer </text:p>
        </text:list-item>
        <text:list-item>
          <text:p text:style-name="P4">Duration: 7 months </text:p>
        </text:list-item>
        <text:list-item>
          <text:p text:style-name="P5">Note: This assignment commenced on a part-time basis while Mr. Moussa was completing responsibilities with the Wergonic project, transitioning to full-time upon conclusion of the Wergonic assignment. </text:p>
        </text:list-item>
      </text:list>
      <text:h text:style-name="Heading_20_2" text:outline-level="2">Professional Responsibilities:</text:h>
      <text:p text:style-name="Text_20_body">Throughout his tenure with Attraxia OÜ, Mr. Moussa served in frontend engineering roles, where he was responsible for developing and implementing frontend solutions for our clients. His progression from Frontend Engineer to Frontend Lead at Wergonic demonstrates his technical competence and leadership capabilities. During his employment, Mr. Moussa consistently delivered quality work and achieved notable accomplishments across both client assignments.</text:p>
      <text:p text:style-name="Text_20_body"><text:soft-page-break/>Mr. Moussa demonstrated strong technical proficiency, problem-solving abilities, and professional conduct throughout his employment with our organization. He fulfilled all assigned responsibilities satisfactorily and maintained positive working relationships with both our team and client stakeholders.</text:p>
      <text:p text:style-name="Text_20_body">This letter confirms the continuous nature of Mr. Moussa's employment with Attraxia OÜ during the stated period, encompassing both client assignments mentioned above.</text:p>
      <text:p text:style-name="Text_20_body">Should you require any additional information or verification regarding Mr. Moussa's employment, please do not hesitate to contact us.</text:p>
      <text:p text:style-name="Text_20_body"><text:span text:style-name="Strong_20_Emphasis">Sincerely,</text:span></text:p>
      <text:p text:style-name="Horizontal_20_Line"/>
      <text:p text:style-name="Text_20_body"><text:span text:style-name="Strong_20_Emphasis">Ramy Abadlia</text:span><text:line-break/>Chief Executive Officer<text:line-break/>Attraxia OÜ</text:p>
      <text:p text:style-name="P6"><text:span text:style-name="Strong_20_Emphasis">Contact Information:</text:span><text:line-break/>Email: [Insert Email]<text:line-break/>Phone: [Insert Phone Number]</text:p>
      <text:p text:style-name="P6">[signature]</text:p>
      <text:p text:style-name="P6">[stamp or seal]</text:p>
      <text:p text:style-name="Horizontal_20_Line"/>
      <text:p text:style-name="Text_20_body"><text:span text:style-name="Emphasis">This document is issued upon request for employment verification purposes.</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9T10:45:58.029690500</meta:creation-date>
    <dc:date>2025-10-29T11:06:24.736862300</dc:date>
    <meta:editing-duration>PT18M43S</meta:editing-duration>
    <meta:editing-cycles>4</meta:editing-cycles>
    <meta:generator>LibreOffice/25.2.6.2$Windows_X86_64 LibreOffice_project/729c5bfe710f5eb71ed3bbde9e06a6065e9c6c5d</meta:generator>
    <meta:print-date>2025-10-29T11:03:29.991986200</meta:print-date>
    <meta:printed-by>PDF files</meta:printed-by>
    <meta:document-statistic meta:table-count="0" meta:image-count="0" meta:object-count="0" meta:page-count="2" meta:paragraph-count="26" meta:word-count="332" meta:character-count="2357" meta:non-whitespace-character-count="2049"/>
  </office:meta>
</office:document-meta>
</file>